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04_10-07-3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5-04_10-07-3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5-04_10-07-2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5-04_10-07-2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04_10-07-2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04_10-03-19_000.jpg</text:p>
          </table:table-cell>
          <table:table-cell table:style-name="Default" office:value-type="string">
            <text:p>:m music / 楽譜メモ / kb / bh-2 / スケール both-hand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04_10-03-12_000.jpg</text:p>
          </table:table-cell>
          <table:table-cell table:style-name="Default" office:value-type="string">
            <text:p>:m music / 楽譜メモ / kb / h-9,v-3 / ２本の指、同時打鍵 1~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03_23-53-2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03_23-53-1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03_23-53-0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03_23-53-0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03_23-53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5-03_21-58-39_000.jpg</text:p>
          </table:table-cell>
          <table:table-cell table:style-name="ce2" office:value-type="string">
            <text:p>:m music / 楽譜メモ / kb / et-24,v-1 / sound-good-harmony / k=D t=60 pitch=G(IV) 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03_19-31-09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03_18-49-56_000.jpg</text:p>
          </table:table-cell>
          <table:table-cell table:style-name="Default" office:value-type="string">
            <text:p>:m 髪の毛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5-03_18-35-07_000.jpg</text:p>
          </table:table-cell>
          <table:table-cell table:style-name="Default" office:value-type="string">
            <text:p>:m 1-2*2 RES / free# VX7GLZ 9#1 / science research / generate png from data.txt use rub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03_11-45-41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2017/05/04</text:date>, <text:time>17:05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5-04T17:05:10.36</dc:date>
    <dc:creator>岩淵 謙</dc:creator>
    <meta:editing-duration>PT7M4S</meta:editing-duration>
    <meta:editing-cycles>5</meta:editing-cycles>
    <meta:document-statistic meta:table-count="1" meta:cell-count="54" meta:object-count="0"/>
  </office:meta>
</office:document-meta>
</file>